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0.00pt" fo:font-weight="normal" fo:font-family="Calibri" style:font-family-asian="Calibri" style:font-family-complex="Calibri" fo:background-color="transparent" style:use-window-font-color="true"/>
    </style:style>
    <style:style style:name="T3" style:family="text">
      <style:text-properties fo:font-size="20.00pt" fo:font-weight="bold" fo:font-family="Calibri" style:font-family-asian="Calibri" style:font-family-complex="Calibri" fo:background-color="transparent" style:use-window-font-color="true"/>
    </style:style>
    <style:style style:name="T4" style:family="text">
      <style:text-properties fo:font-size="15.00pt" fo:font-weight="normal" fo:font-family="Calibri" style:font-family-asian="Calibri" style:font-family-complex="Calibri" fo:background-color="transparent" style:use-window-font-color="true"/>
    </style:style>
    <style:style style:name="T5" style:family="text">
      <style:text-properties fo:font-size="20.00pt" fo:font-weight="normal" fo:font-family="Calibri" style:font-family-asian="Calibri" style:font-family-complex="Calibri" fo:background-color="transparent" style:use-window-font-color="true"/>
    </style:style>
    <style:style style:name="T6" style:family="text">
      <style:text-properties fo:font-size="20.00pt" fo:font-weight="bold" fo:font-family="Calibri" style:font-family-asian="Calibri" style:font-family-complex="Calibri" fo:background-color="transparent" style:use-window-font-color="true"/>
    </style:style>
    <style:style style:name="T7" style:family="text">
      <style:text-properties fo:font-size="20.00pt" fo:font-weight="normal" fo:font-family="Calibri" style:font-family-asian="Calibri" style:font-family-complex="Calibri" fo:background-color="transparent" style:use-window-font-color="true"/>
    </style:style>
    <style:style style:name="T8" style:family="text">
      <style:text-properties fo:font-size="18.00pt" fo:font-weight="normal" fo:font-family="Calibri" style:font-family-asian="Calibri" style:font-family-complex="Calibri" fo:background-color="transparent" style:use-window-font-color="true"/>
    </style:style>
    <style:style style:name="T9" style:family="text">
      <style:text-properties fo:font-size="15.00pt" fo:font-weight="normal" fo:font-family="Calibri" style:font-family-asian="Calibri" style:font-family-complex="Calibri" fo:background-color="transparent" style:use-window-font-color="true"/>
    </style:style>
    <style:style style:name="T10" style:family="text">
      <style:text-properties fo:font-size="15.00pt" fo:font-weight="normal" fo:font-family="Calibri" style:font-family-asian="Calibri" style:font-family-complex="Calibri" fo:background-color="transparent" style:use-window-font-color="true"/>
    </style:style>
    <style:style style:name="T11" style:family="text">
      <style:text-properties fo:font-size="15.00pt" fo:font-weight="normal" fo:font-family="Calibri" style:font-family-asian="Calibri" style:font-family-complex="Calibri" fo:background-color="transparent" style:use-window-font-color="true"/>
    </style:style>
    <style:style style:name="T12" style:family="text">
      <style:text-properties fo:font-size="15.00pt" fo:font-weight="normal" fo:font-family="Calibri" style:font-family-asian="Calibri" style:font-family-complex="Calibri" fo:background-color="transparent" style:use-window-font-color="true"/>
    </style:style>
    <style:style style:name="T13" style:family="text">
      <style:text-properties fo:font-size="15.00pt" fo:font-weight="normal" fo:font-family="Calibri" style:font-family-asian="Calibri" style:font-family-complex="Calibri" fo:background-color="transparent" style:use-window-font-color="true"/>
    </style:style>
    <style:style style:name="T14" style:family="text">
      <style:text-properties fo:font-size="15.00pt" fo:font-weight="normal" fo:font-family="Calibri" style:font-family-asian="Calibri" style:font-family-complex="Calibri" fo:background-color="transparent" style:use-window-font-color="true"/>
    </style:style>
    <style:style style:name="T15" style:family="text">
      <style:text-properties fo:font-size="15.00pt" fo:font-weight="normal" fo:font-family="Calibri" style:font-family-asian="Calibri" style:font-family-complex="Calibri" fo:background-color="transparent" style:use-window-font-color="true"/>
    </style:style>
    <style:style style:name="T16" style:family="text">
      <style:text-properties fo:font-size="18.00pt" fo:font-weight="normal" fo:font-family="Calibri" style:font-family-asian="Calibri" style:font-family-complex="Calibri" fo:background-color="transparent" style:use-window-font-color="true"/>
    </style:style>
    <style:style style:name="T17" style:family="text">
      <style:text-properties fo:font-size="15.00pt" fo:font-weight="normal" fo:font-family="Calibri" style:font-family-asian="Calibri" style:font-family-complex="Calibri" fo:background-color="transparent" style:use-window-font-color="true"/>
    </style:style>
    <style:style style:name="T18" style:family="text">
      <style:text-properties fo:font-size="18.00pt" fo:font-weight="normal" fo:font-family="Calibri" style:font-family-asian="Calibri" style:font-family-complex="Calibri" fo:background-color="transparent" style:use-window-font-color="true"/>
    </style:style>
    <style:style style:name="T19" style:family="text">
      <style:text-properties fo:font-size="15.00pt" fo:font-weight="normal" fo:font-family="Calibri" style:font-family-asian="Calibri" style:font-family-complex="Calibri" fo:background-color="transparent" style:use-window-font-color="true"/>
    </style:style>
    <style:style style:name="T20" style:family="text">
      <style:text-properties fo:font-size="15.00pt" fo:font-weight="normal" fo:font-family="Calibri" style:font-family-asian="Calibri" style:font-family-complex="Calibri" fo:background-color="transparent" style:use-window-font-color="true"/>
    </style:style>
    <style:style style:name="T21" style:family="text">
      <style:text-properties fo:font-size="18.00pt" fo:font-weight="normal" fo:font-family="Calibri" style:font-family-asian="Calibri" style:font-family-complex="Calibri" fo:background-color="transparent" style:use-window-font-color="true"/>
    </style:style>
    <style:style style:name="T22" style:family="text">
      <style:text-properties fo:font-size="15.00pt" fo:font-weight="normal" fo:font-family="Calibri" style:font-family-asian="Calibri" style:font-family-complex="Calibri" fo:background-color="transparent" style:use-window-font-color="true"/>
    </style:style>
    <style:style style:name="T23" style:family="text">
      <style:text-properties fo:font-size="20.00pt" fo:font-weight="bold" fo:font-family="Calibri" style:font-family-asian="Calibri" style:font-family-complex="Calibri" fo:background-color="transparent" style:use-window-font-color="true"/>
    </style:style>
    <style:style style:name="T24" style:family="text">
      <style:text-properties fo:font-size="18.00pt" fo:font-weight="normal" fo:font-family="Calibri" style:font-family-asian="Calibri" style:font-family-complex="Calibri" fo:background-color="transparent" style:use-window-font-color="true"/>
    </style:style>
    <style:style style:name="T25" style:family="text">
      <style:text-properties fo:font-size="18.00pt" fo:font-weight="bold" fo:font-family="Calibri" style:font-family-asian="Calibri" style:font-family-complex="Calibri" fo:background-color="transparent" style:use-window-font-color="true"/>
    </style:style>
    <style:style style:name="T26" style:family="text">
      <style:text-properties fo:font-size="15.00pt" fo:font-weight="normal" fo:font-family="Calibri" style:font-family-asian="Calibri" style:font-family-complex="Calibri" fo:background-color="transparent" style:use-window-font-color="true"/>
    </style:style>
    <style:style style:name="T27" style:family="text">
      <style:text-properties fo:font-size="18.00pt" fo:font-weight="normal" fo:font-family="Calibri" style:font-family-asian="Calibri" style:font-family-complex="Calibri" fo:background-color="transparent" style:use-window-font-color="true"/>
    </style:style>
    <style:style style:name="T28" style:family="text">
      <style:text-properties fo:font-size="15.00pt" fo:font-weight="normal" fo:font-family="Calibri" style:font-family-asian="Calibri" style:font-family-complex="Calibri" fo:background-color="transparent" style:use-window-font-color="true"/>
    </style:style>
    <style:style style:name="T29" style:family="text">
      <style:text-properties fo:font-size="18.00pt" fo:font-weight="bold" fo:font-family="Calibri" style:font-family-asian="Calibri" style:font-family-complex="Calibri" fo:background-color="transparent" style:use-window-font-color="true"/>
    </style:style>
    <style:style style:name="T30" style:family="text">
      <style:text-properties fo:font-size="15.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5.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8.00pt" fo:font-weight="normal" fo:font-family="Calibri" style:font-family-asian="Calibri" style:font-family-complex="Calibri" fo:background-color="transparent" style:use-window-font-color="true"/>
    </style:style>
    <style:style style:name="T35" style:family="text">
      <style:text-properties fo:font-size="18.00pt" fo:font-weight="bold" fo:font-family="Calibri" style:font-family-asian="Calibri" style:font-family-complex="Calibri" fo:background-color="transparent" style:use-window-font-color="true"/>
    </style:style>
    <style:style style:name="T36" style:family="text">
      <style:text-properties fo:font-size="15.00pt" fo:font-weight="normal" fo:font-family="Calibri" style:font-family-asian="Calibri" style:font-family-complex="Calibri" fo:background-color="transparent" style:use-window-font-color="true"/>
    </style:style>
    <style:style style:name="T37" style:family="text">
      <style:text-properties fo:font-size="18.00pt" fo:font-weight="bold" fo:font-family="Calibri" style:font-family-asian="Calibri" style:font-family-complex="Calibri" fo:background-color="transparent" style:use-window-font-color="true"/>
    </style:style>
    <style:style style:name="T38" style:family="text">
      <style:text-properties fo:font-size="15.00pt" fo:font-weight="normal" fo:font-family="Calibri" style:font-family-asian="Calibri" style:font-family-complex="Calibri" fo:background-color="transparent" style:use-window-font-color="true"/>
    </style:style>
    <style:style style:name="T39" style:family="text">
      <style:text-properties fo:font-size="18.00pt" fo:font-weight="normal" fo:font-family="Calibri" style:font-family-asian="Calibri" style:font-family-complex="Calibri" fo:background-color="transparent" style:use-window-font-color="true"/>
    </style:style>
    <style:style style:name="T40" style:family="text">
      <style:text-properties fo:font-size="18.00pt" fo:font-weight="bold" fo:font-family="Calibri" style:font-family-asian="Calibri" style:font-family-complex="Calibri" fo:background-color="transparent" style:use-window-font-color="true"/>
    </style:style>
    <style:style style:name="T41" style:family="text">
      <style:text-properties fo:font-size="15.00pt" fo:font-weight="normal" fo:font-family="Calibri" style:font-family-asian="Calibri" style:font-family-complex="Calibri" fo:background-color="transparent" style:use-window-font-color="true"/>
    </style:style>
    <style:style style:name="T42" style:family="text">
      <style:text-properties fo:font-size="18.00pt" fo:font-weight="normal" fo:font-family="Calibri" style:font-family-asian="Calibri" style:font-family-complex="Calibri" fo:background-color="transparent" style:use-window-font-color="true"/>
    </style:style>
    <style:style style:name="T43" style:family="text">
      <style:text-properties fo:font-size="15.00pt" fo:font-weight="normal" fo:font-family="Calibri" style:font-family-asian="Calibri" style:font-family-complex="Calibri" fo:background-color="transparent" style:use-window-font-color="true"/>
    </style:style>
    <style:style style:name="T44" style:family="text">
      <style:text-properties fo:font-size="18.00pt" fo:font-weight="normal" fo:font-family="Calibri" style:font-family-asian="Calibri" style:font-family-complex="Calibri" fo:background-color="transparent" style:use-window-font-color="true"/>
    </style:style>
    <style:style style:name="T45" style:family="text">
      <style:text-properties fo:font-size="15.00pt" fo:font-weight="normal" fo:font-family="Calibri" style:font-family-asian="Calibri" style:font-family-complex="Calibri" fo:background-color="transparent" style:use-window-font-color="true"/>
    </style:style>
    <style:style style:name="T46" style:family="text">
      <style:text-properties fo:font-size="20.00pt" fo:font-weight="bold" fo:font-family="Calibri" style:font-family-asian="Calibri" style:font-family-complex="Calibri" fo:background-color="transparent" style:use-window-font-color="true"/>
    </style:style>
    <style:style style:name="T47" style:family="text">
      <style:text-properties fo:font-size="18.00pt" fo:font-weight="normal" fo:font-family="Calibri" style:font-family-asian="Calibri" style:font-family-complex="Calibri" fo:background-color="transparent" style:use-window-font-color="true"/>
    </style:style>
    <style:style style:name="T48" style:family="text">
      <style:text-properties fo:font-size="18.00pt" fo:font-weight="bold" fo:font-family="Calibri" style:font-family-asian="Calibri" style:font-family-complex="Calibri" fo:background-color="transparent" style:use-window-font-color="true"/>
    </style:style>
    <style:style style:name="T49" style:family="text">
      <style:text-properties fo:font-size="15.00pt" fo:font-weight="normal" fo:font-family="Calibri" style:font-family-asian="Calibri" style:font-family-complex="Calibri" fo:background-color="transparent" style:use-window-font-color="true"/>
    </style:style>
    <style:style style:name="T50" style:family="text">
      <style:text-properties fo:font-size="15.00pt" fo:font-weight="bold" fo:font-family="Calibri" style:font-family-asian="Calibri" style:font-family-complex="Calibri" fo:background-color="transparent" style:use-window-font-color="true"/>
    </style:style>
    <style:style style:name="T51" style:family="text">
      <style:text-properties fo:font-size="18.00pt" fo:font-weight="normal" fo:font-family="Calibri" style:font-family-asian="Calibri" style:font-family-complex="Calibri" fo:background-color="transparent" style:use-window-font-color="true"/>
    </style:style>
    <style:style style:name="T52" style:family="text">
      <style:text-properties fo:font-size="15.00pt" fo:font-weight="normal" fo:font-family="Calibri" style:font-family-asian="Calibri" style:font-family-complex="Calibri" fo:background-color="transparent" style:use-window-font-color="true"/>
    </style:style>
    <style:style style:name="T53" style:family="text">
      <style:text-properties fo:font-size="15.00pt" fo:font-weight="normal" fo:font-family="Calibri" style:font-family-asian="Calibri" style:font-family-complex="Calibri" fo:background-color="transparent" style:use-window-font-color="true"/>
    </style:style>
    <style:style style:name="T54" style:family="text">
      <style:text-properties fo:font-size="15.00pt" fo:font-weight="normal" fo:font-family="Calibri" style:font-family-asian="Calibri" style:font-family-complex="Calibri" fo:background-color="transparent" style:use-window-font-color="true"/>
    </style:style>
    <style:style style:name="T55" style:family="text">
      <style:text-properties fo:font-size="15.00pt" fo:font-weight="normal" fo:font-family="Calibri" style:font-family-asian="Calibri" style:font-family-complex="Calibri" fo:background-color="transparent" style:use-window-font-color="true"/>
    </style:style>
    <style:style style:name="T56" style:family="text">
      <style:text-properties fo:font-size="15.00pt" fo:font-weight="normal" fo:font-family="Calibri" style:font-family-asian="Calibri" style:font-family-complex="Calibri" fo:background-color="transparent" style:use-window-font-color="true"/>
    </style:style>
    <style:style style:name="T57" style:family="text">
      <style:text-properties fo:font-size="15.00pt" fo:font-weight="normal" fo:font-family="Calibri" style:font-family-asian="Calibri" style:font-family-complex="Calibri" fo:background-color="transparent" style:use-window-font-color="true"/>
    </style:style>
    <style:style style:name="T58" style:family="text">
      <style:text-properties fo:font-size="15.00pt" fo:font-weight="normal" fo:font-family="Calibri" style:font-family-asian="Calibri" style:font-family-complex="Calibri" fo:background-color="transparent" style:use-window-font-color="true"/>
    </style:style>
    <style:style style:name="T59" style:family="text">
      <style:text-properties fo:font-size="15.00pt" fo:font-weight="normal" fo:font-family="Calibri" style:font-family-asian="Calibri" style:font-family-complex="Calibri" fo:background-color="transparent" style:use-window-font-color="true"/>
    </style:style>
    <style:style style:name="T60" style:family="text">
      <style:text-properties fo:font-size="15.00pt" fo:font-weight="normal" fo:font-family="Calibri" style:font-family-asian="Calibri" style:font-family-complex="Calibri" fo:background-color="transparent" style:use-window-font-color="true"/>
    </style:style>
    <style:style style:name="T61" style:family="text">
      <style:text-properties fo:font-size="15.00pt" fo:font-weight="normal" fo:font-family="Calibri" style:font-family-asian="Calibri" style:font-family-complex="Calibri" fo:background-color="transparent" style:use-window-font-color="true"/>
    </style:style>
    <style:style style:name="T62" style:family="text">
      <style:text-properties fo:font-size="15.00pt" fo:font-weight="normal" fo:font-family="Calibri" style:font-family-asian="Calibri" style:font-family-complex="Calibri" fo:background-color="transparent" style:use-window-font-color="true"/>
    </style:style>
    <style:style style:name="T63" style:family="text">
      <style:text-properties fo:font-size="15.00pt" fo:font-weight="normal" fo:font-family="Calibri" style:font-family-asian="Calibri" style:font-family-complex="Calibri" fo:background-color="transparent" style:use-window-font-color="true"/>
    </style:style>
    <style:style style:name="T64" style:family="text">
      <style:text-properties fo:font-size="15.00pt" fo:font-weight="normal" fo:font-family="Calibri" style:font-family-asian="Calibri" style:font-family-complex="Calibri" fo:background-color="transparent" style:use-window-font-color="true"/>
    </style:style>
    <style:style style:name="T65" style:family="text">
      <style:text-properties fo:font-size="15.00pt" fo:font-weight="normal" fo:font-family="Calibri" style:font-family-asian="Calibri" style:font-family-complex="Calibri" fo:background-color="transparent" style:use-window-font-color="true"/>
    </style:style>
    <style:style style:name="T66" style:family="text">
      <style:text-properties fo:font-size="15.00pt" fo:font-weight="normal" fo:font-family="Calibri" style:font-family-asian="Calibri" style:font-family-complex="Calibri" fo:background-color="transparent" style:use-window-font-color="true"/>
    </style:style>
    <style:style style:name="T67" style:family="text">
      <style:text-properties fo:font-size="15.00pt" fo:font-weight="normal" fo:font-family="Calibri" style:font-family-asian="Calibri" style:font-family-complex="Calibri" fo:background-color="transparent" style:use-window-font-color="true"/>
    </style:style>
    <style:style style:name="T68" style:family="text">
      <style:text-properties fo:font-size="15.00pt" fo:font-weight="normal" fo:font-family="Calibri" style:font-family-asian="Calibri" style:font-family-complex="Calibri" fo:background-color="transparent" style:use-window-font-color="true"/>
    </style:style>
    <style:style style:name="T69" style:family="text">
      <style:text-properties fo:font-size="15.00pt" fo:font-weight="normal" fo:font-family="Calibri" style:font-family-asian="Calibri" style:font-family-complex="Calibri" fo:background-color="transparent" style:use-window-font-color="true"/>
    </style:style>
    <style:style style:name="T70" style:family="text">
      <style:text-properties fo:font-size="15.00pt" fo:font-weight="normal" fo:font-family="Calibri" style:font-family-asian="Calibri" style:font-family-complex="Calibri" fo:background-color="transparent" style:use-window-font-color="true"/>
    </style:style>
    <style:style style:name="T71" style:family="text">
      <style:text-properties fo:font-size="15.00pt" fo:font-weight="normal" fo:font-family="Calibri" style:font-family-asian="Calibri" style:font-family-complex="Calibri" fo:background-color="transparent" style:use-window-font-color="true"/>
    </style:style>
    <style:style style:name="T72" style:family="text">
      <style:text-properties fo:font-size="15.00pt" fo:font-weight="normal" fo:font-family="Calibri" style:font-family-asian="Calibri" style:font-family-complex="Calibri" fo:background-color="transparent" style:use-window-font-color="true"/>
    </style:style>
    <style:style style:name="T73" style:family="text">
      <style:text-properties fo:font-size="18.00pt" fo:font-weight="normal" fo:font-family="Calibri" style:font-family-asian="Calibri" style:font-family-complex="Calibri" fo:background-color="transparent" style:use-window-font-color="true"/>
    </style:style>
    <style:style style:name="T74" style:family="text">
      <style:text-properties fo:font-size="15.00pt" fo:font-weight="normal" fo:font-family="Calibri" style:font-family-asian="Calibri" style:font-family-complex="Calibri" fo:background-color="transparent" style:use-window-font-color="true"/>
    </style:style>
    <style:style style:name="T75" style:family="text">
      <style:text-properties fo:font-size="18.00pt" fo:font-weight="normal" fo:font-family="Calibri" style:font-family-asian="Calibri" style:font-family-complex="Calibri" fo:background-color="transparent" style:use-window-font-color="true"/>
    </style:style>
    <style:style style:name="T76" style:family="text">
      <style:text-properties fo:font-size="15.00pt" fo:font-weight="normal" fo:font-family="Calibri" style:font-family-asian="Calibri" style:font-family-complex="Calibri" fo:background-color="transparent" style:use-window-font-color="true"/>
    </style:style>
    <style:style style:name="T77" style:family="text">
      <style:text-properties fo:font-size="20.00pt" fo:font-weight="bold" fo:font-family="Calibri" style:font-family-asian="Calibri" style:font-family-complex="Calibri" fo:background-color="transparent" style:use-window-font-color="true"/>
    </style:style>
    <style:style style:name="T78" style:family="text">
      <style:text-properties fo:font-size="18.00pt" fo:font-weight="normal" fo:font-family="Calibri" style:font-family-asian="Calibri" style:font-family-complex="Calibri" fo:background-color="transparent" style:use-window-font-color="true"/>
    </style:style>
    <style:style style:name="T79" style:family="text">
      <style:text-properties fo:font-size="15.00pt" fo:font-weight="normal" fo:font-family="Calibri" style:font-family-asian="Calibri" style:font-family-complex="Calibri" fo:background-color="transparent" style:use-window-font-color="true"/>
    </style:style>
    <style:style style:name="T80" style:family="text">
      <style:text-properties fo:font-size="18.00pt" fo:font-weight="normal" fo:font-family="Calibri" style:font-family-asian="Calibri" style:font-family-complex="Calibri" fo:background-color="transparent" style:use-window-font-color="true"/>
    </style:style>
    <style:style style:name="T81" style:family="text">
      <style:text-properties fo:font-size="15.00pt" fo:font-weight="normal" fo:font-family="Calibri" style:font-family-asian="Calibri" style:font-family-complex="Calibri" fo:background-color="transparent" style:use-window-font-color="true"/>
    </style:style>
    <style:style style:name="T82" style:family="text">
      <style:text-properties fo:font-size="20.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style:style style:name="P3" style:family="paragraph">
      <style:paragraph-properties fo:line-height="100.00%" fo:text-align="center" fo:margin-bottom="8.00pt"/>
    </style:style>
    <style:style style:name="P4" style:family="paragraph">
      <style:paragraph-properties fo:line-height="100.00%" fo:text-align="left" fo:margin-bottom="8.00pt"/>
    </style:style>
    <style:style style:name="P5" style:family="paragraph">
      <style:paragraph-properties fo:line-height="100.00%" fo:text-align="center" fo:margin-bottom="8.00pt"/>
    </style:style>
    <style:style style:name="P6" style:family="paragraph">
      <style:paragraph-properties fo:line-height="100.00%" fo:text-align="center" fo:margin-left="36.00pt" fo:text-indent="0.00pt" fo:margin-bottom="8.00pt">
        <style:tab-stops>
          <style:tab-stop style:position="148.30pt"/>
        </style:tab-stops>
      </style:paragraph-properties>
    </style:style>
    <style:style style:name="P7" style:family="paragraph">
      <style:paragraph-properties fo:line-height="100.00%" fo:text-align="left" fo:margin-left="36.00pt" fo:text-indent="0.00pt" fo:margin-bottom="8.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fo:margin-bottom="8.00pt"/>
    </style:style>
    <style:style style:name="P9" style:family="paragraph">
      <style:paragraph-properties fo:line-height="100.00%" fo:text-align="left" fo:margin-bottom="8.00pt"/>
    </style:style>
    <style:style style:name="P10" style:family="paragraph">
      <style:paragraph-properties fo:line-height="100.00%" fo:text-align="left" fo:margin-left="36.00pt" fo:text-indent="0.00pt" fo:margin-bottom="8.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bottom="8.00pt"/>
    </style:style>
    <style:style style:name="P12" style:family="paragraph">
      <style:paragraph-properties fo:line-height="100.00%" fo:text-align="left" fo:margin-left="36.00pt" fo:text-indent="0.00pt" fo:margin-bottom="8.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fo:margin-bottom="8.00pt"/>
    </style:style>
    <style:style style:name="P14" style:family="paragraph">
      <style:paragraph-properties fo:line-height="100.00%" fo:text-align="left" fo:margin-left="36.00pt" fo:text-indent="0.00pt" fo:margin-bottom="8.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fo:margin-bottom="8.00pt"/>
    </style:style>
    <style:style style:name="P16" style:family="paragraph">
      <style:paragraph-properties fo:line-height="100.00%" fo:text-align="left" fo:margin-bottom="8.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fo:margin-bottom="8.00pt"/>
    </style:style>
    <style:style style:name="P18" style:family="paragraph">
      <style:paragraph-properties fo:line-height="100.00%" fo:text-align="left" fo:margin-bottom="8.00pt"/>
    </style:style>
    <style:style style:name="P19" style:family="paragraph">
      <style:paragraph-properties fo:line-height="100.00%" fo:text-align="left" fo:margin-bottom="8.00pt"/>
    </style:style>
    <style:style style:name="P20" style:family="paragraph">
      <style:paragraph-properties fo:line-height="100.00%" fo:text-align="left" fo:margin-bottom="8.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fo:margin-bottom="8.00pt"/>
    </style:style>
    <style:style style:name="P22" style:family="paragraph">
      <style:paragraph-properties fo:line-height="100.00%" fo:text-align="left" fo:margin-bottom="8.00pt"/>
    </style:style>
    <style:style style:name="P23" style:family="paragraph">
      <style:paragraph-properties fo:line-height="100.00%" fo:text-align="left" fo:margin-bottom="8.00pt"/>
    </style:style>
    <style:style style:name="P24" style:family="paragraph">
      <style:paragraph-properties fo:line-height="100.00%" fo:text-align="left" fo:margin-bottom="8.00p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00.00%" fo:text-align="left" fo:margin-bottom="8.00pt"/>
    </style:style>
    <style:style style:name="P26" style:family="paragraph">
      <style:paragraph-properties fo:line-height="100.00%" fo:text-align="left" fo:margin-left="36.00pt" fo:text-indent="0.00pt" fo:margin-bottom="8.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00.00%" fo:text-align="left" fo:margin-bottom="8.00pt"/>
    </style:style>
    <style:style style:name="P28" style:family="paragraph">
      <style:paragraph-properties fo:line-height="100.00%" fo:text-align="left" fo:margin-left="0.00pt" fo:text-indent="36.00pt" fo:margin-bottom="8.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00.00%" fo:text-align="left" fo:margin-bottom="8.00pt"/>
    </style:style>
    <style:style style:name="P30" style:family="paragraph">
      <style:paragraph-properties fo:line-height="100.00%" fo:text-align="left" fo:margin-left="36.00pt" fo:text-indent="0.00pt" fo:margin-bottom="8.00pt"/>
    </style:style>
    <style:style style:name="P31" style:family="paragraph">
      <style:paragraph-properties fo:line-height="100.00%" fo:text-align="center" fo:margin-left="36.00pt" fo:text-indent="0.00pt" fo:margin-bottom="8.00pt"/>
    </style:style>
    <text:list-style style:name="L32">
      <text:list-level-style-bullet text:level="1" text:bullet-char="•">
        <style:list-level-properties text:space-before="18.00pt" text:min-label-width="18.00pt"/>
        <style:text-properties fo:font-family="Symbol"/>
      </text:list-level-style-bullet>
    </text:list-style>
    <style:style style:name="P32" style:family="paragraph">
      <style:paragraph-properties fo:line-height="100.00%" fo:text-align="left" fo:margin-bottom="8.00pt"/>
    </style:style>
    <style:style style:name="P33" style:family="paragraph">
      <style:paragraph-properties fo:line-height="100.00%" fo:text-align="left" fo:margin-left="36.00pt" fo:text-indent="0.00pt" fo:margin-bottom="8.00pt"/>
    </style:style>
    <style:style style:name="P34" style:family="paragraph">
      <style:paragraph-properties fo:line-height="100.00%" fo:text-align="left" fo:margin-left="36.00pt" fo:text-indent="0.00pt" fo:margin-bottom="8.00pt"/>
    </style:style>
    <style:style style:name="P35" style:family="paragraph">
      <style:paragraph-properties fo:line-height="100.00%" fo:text-align="left" fo:margin-left="36.00pt" fo:text-indent="0.00pt" fo:margin-bottom="8.00p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00.00%" fo:text-align="left" fo:margin-bottom="8.00pt"/>
    </style:style>
    <style:style style:name="P37" style:family="paragraph">
      <style:paragraph-properties fo:line-height="100.00%" fo:text-align="left" fo:margin-left="0.00pt" fo:text-indent="36.00pt" fo:margin-bottom="8.00pt"/>
    </style:style>
    <style:style style:name="P38" style:family="paragraph">
      <style:paragraph-properties fo:line-height="100.00%" fo:text-align="left" fo:margin-left="36.00pt" fo:text-indent="0.00pt" fo:margin-bottom="8.00pt"/>
    </style:style>
    <style:style style:name="P39" style:family="paragraph">
      <style:paragraph-properties fo:line-height="100.00%" fo:text-align="left" fo:margin-left="0.00pt" fo:text-indent="36.00pt" fo:margin-bottom="8.00pt"/>
    </style:style>
    <style:style style:name="P40" style:family="paragraph">
      <style:paragraph-properties fo:line-height="100.00%" fo:text-align="left" fo:margin-left="36.00pt" fo:text-indent="0.00pt" fo:margin-bottom="8.00pt"/>
    </style:style>
    <style:style style:name="P41" style:family="paragraph">
      <style:paragraph-properties fo:line-height="100.00%" fo:text-align="left" fo:margin-left="0.00pt" fo:text-indent="36.00pt" fo:margin-bottom="8.00pt"/>
    </style:style>
    <text:list-style style:name="L42">
      <text:list-level-style-bullet text:level="1" text:bullet-char="•">
        <style:list-level-properties text:space-before="18.00pt" text:min-label-width="18.00pt"/>
        <style:text-properties fo:font-family="Symbol"/>
      </text:list-level-style-bullet>
    </text:list-style>
    <style:style style:name="P42" style:family="paragraph">
      <style:paragraph-properties fo:line-height="100.00%" fo:text-align="left" fo:margin-bottom="8.00pt"/>
    </style:style>
    <style:style style:name="P43" style:family="paragraph">
      <style:paragraph-properties fo:line-height="100.00%" fo:text-align="left" fo:margin-left="36.00pt" fo:text-indent="0.00pt" fo:margin-bottom="8.00pt"/>
    </style:style>
    <style:style style:name="P44" style:family="paragraph">
      <style:paragraph-properties fo:line-height="100.00%" fo:text-align="left" fo:margin-left="36.00pt" fo:text-indent="0.00pt" fo:margin-bottom="8.00pt"/>
    </style:style>
    <text:list-style style:name="L45">
      <text:list-level-style-bullet text:level="1" text:bullet-char="•">
        <style:list-level-properties text:space-before="18.00pt" text:min-label-width="18.00pt"/>
        <style:text-properties fo:font-family="Symbol"/>
      </text:list-level-style-bullet>
    </text:list-style>
    <style:style style:name="P45" style:family="paragraph">
      <style:paragraph-properties fo:line-height="100.00%" fo:text-align="left" fo:margin-bottom="8.00pt"/>
    </style:style>
    <style:style style:name="P46" style:family="paragraph">
      <style:paragraph-properties fo:line-height="100.00%" fo:text-align="left" fo:margin-left="36.00pt" fo:text-indent="0.00pt" fo:margin-bottom="8.00pt"/>
    </style:style>
    <text:list-style style:name="L47">
      <text:list-level-style-bullet text:level="1" text:bullet-char="•">
        <style:list-level-properties text:space-before="18.00pt" text:min-label-width="18.00pt"/>
        <style:text-properties fo:font-family="Symbol"/>
      </text:list-level-style-bullet>
    </text:list-style>
    <style:style style:name="P47" style:family="paragraph">
      <style:paragraph-properties fo:line-height="100.00%" fo:text-align="left" fo:margin-bottom="8.00pt"/>
    </style:style>
    <style:style style:name="P48" style:family="paragraph">
      <style:paragraph-properties fo:line-height="100.00%" fo:text-align="left" fo:margin-bottom="8.00pt"/>
    </style:style>
    <style:style style:name="P49" style:family="paragraph">
      <style:paragraph-properties fo:line-height="100.00%" fo:text-align="left" fo:margin-bottom="8.00pt"/>
    </style:style>
  </office:automatic-styles>
  <office:body>
    <office:text>
      <text:p text:style-name="P1"><draw:frame text:anchor-type="as-char" svg:width="78.12mm" svg:height="56.90mm" style:rel-width="scale" style:rel-height="scale"><draw:object-ole xlink:href="OleObj1"/><draw:image xlink:href="ObjectReplacements/OleObj1"/></draw:frame><text:span text:style-name="T2"/></text:p>
      <text:p text:style-name="P1"><text:span text:style-name="T2">HOUSING PRICE PREDICTION</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2"><text:span text:style-name="T2"/></text:p>
      <text:p text:style-name="P3"><text:span text:style-name="T2"/></text:p>
      <text:p text:style-name="P3"><text:span text:style-name="T2">Submitted by:</text:span></text:p>
      <text:p text:style-name="P3"><text:span text:style-name="T2">Rita Padghan(Karanjkar)</text:span></text:p>
      <text:p text:style-name="P3"><text:span text:style-name="T3">ACKNOWLEDGMENT</text:span></text:p>
      <text:p text:style-name="P4"><text:span text:style-name="T4">This includes mentioning of all the references, research papers, data sources, professionals and other resources that helped you and guided you in completion of the project. </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6">INTRODUCTION</text:span></text:p>
      <text:p text:style-name="P7"><text:span text:style-name="T7"/></text:p>
      <text:list text:style-name="L8">
        <text:list-item>
          <text:p text:style-name="P8"><text:span text:style-name="T8">Business Problem Framing</text:span></text:p>
        </text:list-item>
        <text:list-item>
          <text:p text:style-name="P8"><text:span text:style-name="T9">Every person around the globe and therefore housing and real estate market is one of the markets which is one of the major contributors in the world’s economy. It is a very large market and there are various companies working in the domain. Basically Price Prediction is technique to increase the companies that are in the domain of housing and real estate and are working to achieve the Business goals such as increasing overall revenue, profits, improving their marketing strategies and focusing on changing trends in house sales and purchases.Predictive modelling, Market mix modelling, recommendation systems are some of the machine learning techniques used for achieving the business goals for housing companies. Our problem is related to one such housing company. A US-based housing company named Surprise Housing has decided to enter the Australian market. The company uses data analytics to purchase houses at a price below their actual values and flip them at a higher price. For the same purpose, the company has collected a data set from the sale of houses in Australia. The data is provided in the CSV file below. The company is looking at prospective properties to buy houses to enter the market.I build a model using Machine Learning in order to predict the actual value of the prospective properties and decide whether to invest in them or not. For this company wants to know:<text:s/></text:span><text:span text:style-name="T10"/></text:p>
        </text:list-item>
        <text:list-item>
          <text:p text:style-name="P8"><text:span text:style-name="T10">• Which variables are important to predict the price of variable? Id,MSSubClass,MSZoning,LotFrontage,LotArea,Street,Alley,LotShape,LandContour,Utilities,LotConfig,LandSlope,Neighborhood,Condition1,Condition2,BldgType,HouseStyle,OverallQual,OverallCond,YearBuilt,YearRemodAdd,RoofStyle,RoofMatl,Exterior1st,Exterior2nd,MasVnrType,MasVnrArea,ExterQual,ExterCond,Foundation,BsmtQual,BsmtCond,BsmtExposure,BsmtFinType1,BsmtFinSF1,BsmtFinType2,BsmtFinSF2,BsmtUnfSF,TotalBsmtSF,Heating,HeatingQC,CentralAir,Electrical,1stFlrSF,2ndFlrSF,LowQualFinSF,GrLivArea,BsmtFullBath,BsmtHalfBath,FullBath,HalfBath,BedroomAbvGr,KitchenAbvGr,KitchenQual,TotRmsAbvGrd,Functional,Fireplaces,FireplaceQu,GarageType,GarageYrBlt,GarageFinish,GarageCars,GarageArea,GarageQual,GarageCond,PavedDrive,WoodDeckSF,OpenPorchSF,EnclosedPorch,3SsnPorch,ScreenPorch,PoolArea,PoolQC,Fence,MiscFeature,MiscVal,MoSold,YrSold,SaleType,SaleCondition</text:span></text:p>
        </text:list-item>
      </text:list>
      <text:p text:style-name="P9"><text:span text:style-name="T11"><text:tab/></text:span><text:span text:style-name="T12">• How do these variables describe the price of the house? This<text:s/></text:span><text:span text:style-name="T13"><text:tab/></text:span><text:span text:style-name="T14">is our Problem statement.</text:span></text:p>
      <text:p text:style-name="P9"><text:span text:style-name="T15"><text:tab/></text:span><text:span text:style-name="T16">Conceptual Background of the <text:tab/></text:span></text:p>
      <text:p text:style-name="P9"><text:span text:style-name="T16"><text:tab/>Domain Problem</text:span></text:p>
      <text:p text:style-name="P10"><text:span text:style-name="T17">You are required to model the price of houses with the available independent variables. This model will then be used by the management to understand how exactly the prices vary with the variables. They can accordingly manipulate the strategy of the firm and concentrate on areas that will yield high returns. Further, the model will be a good way for the management to understand the pricing dynamics of a new market.</text:span></text:p>
      <text:list text:style-name="L11">
        <text:list-item>
          <text:p text:style-name="P11"><text:span text:style-name="T18">Review of Literature</text:span></text:p>
        </text:list-item>
        <text:list-item>
          <text:p text:style-name="P11"><text:span text:style-name="T19">Data contains 1460 entries each having 81 variables.</text:span></text:p>
        </text:list-item>
        <text:list-item>
          <text:p text:style-name="P11"><text:span text:style-name="T20">• Data contains Null values. You need to treat them using the domain knowledge and your own understanding.</text:span></text:p>
        </text:list-item>
        <text:list-item>
          <text:p text:style-name="P11"><text:span text:style-name="T20">• Extensive EDA has to be performed to gain relationships of important variable and price.</text:span></text:p>
        </text:list-item>
        <text:list-item>
          <text:p text:style-name="P11"><text:span text:style-name="T20">• Data contains numerical as well as categorical variable. You need to handle them accordingly.</text:span></text:p>
        </text:list-item>
        <text:list-item>
          <text:p text:style-name="P11"><text:span text:style-name="T20">• You have to build Machine Learning models, apply regularization and determine the optimal values of Hyper </text:span></text:p>
        </text:list-item>
        <text:list-item>
          <text:p text:style-name="P11"><text:span text:style-name="T20">Parameters. </text:span></text:p>
        </text:list-item>
        <text:list-item>
          <text:p text:style-name="P11"><text:span text:style-name="T20">• You need to find important features which affect the price positively or negatively.</text:span></text:p>
        </text:list-item>
        <text:list-item>
          <text:p text:style-name="P11"><text:span text:style-name="T20">• Two datasets are being provided to you (test.csv, train.csv). You will train on train.csv dataset and predict on<text:s/></text:span><text:span text:style-name="T21"/></text:p>
        </text:list-item>
        <text:list-item>
          <text:p text:style-name="P11"><text:span text:style-name="T21">Motivation for the Problem Undertaken</text:span></text:p>
        </text:list-item>
      </text:list>
      <text:p text:style-name="P12"><text:span text:style-name="T22">Market mix modelling, recommendation systems are some of the machine learning techniques used for achieving the business goals for housing </text:span></text:p>
      <text:p text:style-name="P12"><text:span text:style-name="T22">companies. Our problem is related to one such housing company.</text:span></text:p>
      <text:p text:style-name="P12"><text:span text:style-name="T23">Analytical Problem Framing</text:span></text:p>
      <text:list text:style-name="L13">
        <text:list-item>
          <text:p text:style-name="P13"><text:span text:style-name="T24">Mathematical/ Analytical Modeling of the Problem</text:span><text:span text:style-name="T25"/></text:p>
        </text:list-item>
      </text:list>
      <text:p text:style-name="P14"><text:span text:style-name="T26">I observe that there is anull values for integer variables that are replace by the mode of that column.</text:span></text:p>
      <text:p text:style-name="P14"><text:span text:style-name="T26">also the feature variable columns some data is missing i replace the missing value with mode of that respective column.</text:span></text:p>
      <text:list text:style-name="L15">
        <text:list-item>
          <text:p text:style-name="P15"><text:span text:style-name="T27">Data Sources and their formats</text:span><text:span text:style-name="T28"><text:s/>A US-based housing company named Surprise Housing has decided to enter the Australian market. The company uses </text:span></text:p>
        </text:list-item>
        <text:list-item>
          <text:p text:style-name="P15"><text:span text:style-name="T28">data analytics to purchase houses at a price below their actual values and flip them at a higher price. For the same </text:span></text:p>
        </text:list-item>
        <text:list-item>
          <text:p text:style-name="P15"><text:span text:style-name="T28">purpose, the company has collected a data set from the sale of houses in Australia. The data is provided in the CSV file below.</text:span><text:span text:style-name="T29"/></text:p>
        </text:list-item>
        <text:list-item>
          <text:p text:style-name="P15"><text:span text:style-name="T30">train.csv file is as follow:</text:span><text:span text:style-name="T31"/></text:p>
        </text:list-item>
        <text:list-item>
          <text:p text:style-name="P15"><text:span text:style-name="T32">test.csv</text:span><text:span text:style-name="T33"/></text:p>
        </text:list-item>
      </text:list>
      <text:p text:style-name="P16"><text:span text:style-name="T33"/></text:p>
      <text:list text:style-name="L17">
        <text:list-item>
          <text:p text:style-name="P17"><text:span text:style-name="T34">Data Preprocessing Done</text:span></text:p>
        </text:list-item>
        <text:list-item>
          <text:p text:style-name="P17"><text:span text:style-name="T34">The challenge is to predict the final sale price of the homes. This information is stored in the SalePrice column. The value we are trying to predict is often called the target variable.</text:span></text:p>
        </text:list-item>
        <text:list-item>
          <text:p text:style-name="P17"><text:span text:style-name="T34">Series.describe() gives you more information about any series. count displays the total number of rows in the series. For numerical data, Series.describe() also gives the mean, std, min and max values as well.</text:span></text:p>
        </text:list-item>
      </text:list>
      <text:p text:style-name="P18"><text:span text:style-name="T34"><text:tab/>Next, we’ll check for skewness, which is a measure of <text:tab/>the shape of the distribution of values.</text:span></text:p>
      <text:p text:style-name="P18"><text:span text:style-name="T34"><text:tab/>We use plt.hist() to plot a histogram of SalePrice. <text:tab/>Notice that the distribution has a longer tail on the <text:tab/>right. The distribution is positively skewed.</text:span></text:p>
      <text:p text:style-name="P18"><text:span text:style-name="T34"><text:tab/>Skew is: 1.953877705368286</text:span></text:p>
      <text:p text:style-name="P18"><text:span text:style-name="T34"><text:tab/>Now we use np.log() to transform train.SalePric and <text:tab/>calculate the skewness a second time, as well as re-<text:tab/>plot the data. A value closer to 0 means that we have <text:tab/>improved the skewness of the data. We can see <text:tab/>visually that the data will more resembles a normal <text:tab/>distribution.</text:span></text:p>
      <text:p text:style-name="P18"><text:span text:style-name="T34"><text:tab/>Skew is: 0.07359740998337982</text:span></text:p>
      <text:p text:style-name="P19"><text:span text:style-name="T34"><text:tab/>Next to that I’ve transformed the target variable, let’s <text:tab/>consider our features. First, we’ll check out the <text:tab/>numerical features and make some plots. <text:tab/>The .select_dtypes() method will return a subset of <text:tab/>columns matching the specified data types.</text:span></text:p>
      <text:p text:style-name="P19"><text:span text:style-name="T34"><text:tab/>Working with Numeric Features¶</text:span></text:p>
      <text:p text:style-name="P19"><text:span text:style-name="T34"><text:tab/>The DataFrame.corr() method displays the <text:tab/>correlation (or relationship) between the columns. <text:tab/>We’ll examine the correlations between the features <text:tab/>and the target.</text:span></text:p>
      <text:p text:style-name="P19"><text:span text:style-name="T34"><text:tab/>The first five features are the most positively <text:tab/>correlated with SalePrice, while the next five are the <text:tab/>most negatively correlated.</text:span></text:p>
      <text:p text:style-name="P19"><text:span text:style-name="T34"><text:tab/>Let’s dig deeper on OverallQual. We can use <text:tab/>the .unique() method to get the unique values.</text:span></text:p>
      <text:p text:style-name="P20"><text:span text:style-name="T34"/></text:p>
      <text:p text:style-name="P20"><text:span text:style-name="T34"/></text:p>
      <text:list text:style-name="L21">
        <text:list-item>
          <text:p text:style-name="P21"><text:span text:style-name="T34">We can use Series.describe() to get more information.</text:span><text:span text:style-name="T35"/></text:p>
        </text:list-item>
        <text:list-item>
          <text:p text:style-name="P21"><text:span text:style-name="T36">we notice that there are many homes with 0 for Garage Area, indicating that they don’t have a garage. We’ll transform other features later to reflect this assumption. There are a few outliers as well. Outliers can affect a regression model by pulling our estimated regression line further away from the true population regression line. So, we’ll remove those observations from our data. Removing outliers is an art and a science. There are many techniques for dealing with outliers.</text:span></text:p>
        </text:list-item>
        <text:list-item>
          <text:p text:style-name="P21"><text:span text:style-name="T36">The OverallQual data are integer values in the interval 1 to 10 inclusive.</text:span></text:p>
        </text:list-item>
      </text:list>
      <text:p text:style-name="P22"><text:span text:style-name="T36"><text:tab/>We can create a pivot table to further investigate the <text:tab/>relationship between OverallQual and SalePrice. The Pandas <text:tab/>docs demonstrate how to accomplish this task. We set <text:tab/>index='OverallQual' and values='SalePrice'. We chose to look at <text:tab/>the median here.</text:span></text:p>
      <text:p text:style-name="P22"><text:span text:style-name="T36"><text:tab/>To help us visualize this pivot table more easily, we can create <text:tab/>a bar plot using the Series.plot() method.</text:span></text:p>
      <text:p text:style-name="P22"><text:span text:style-name="T36"><text:tab/></text:span></text:p>
      <text:p text:style-name="P23"><draw:frame text:anchor-type="as-char" svg:width="152.40mm" svg:height="89.96mm" style:rel-width="scale" style:rel-height="scale"><draw:object-ole xlink:href="OleObj2"/><draw:image xlink:href="ObjectReplacements/OleObj2"/></draw:frame><text:span text:style-name="T36"/></text:p>
      <text:p text:style-name="P23"><text:span text:style-name="T36"><text:tab/>Notice that the median sales price strictly increases as Overall <text:tab/>Quality increases.</text:span></text:p>
      <text:p text:style-name="P23"><text:span text:style-name="T36"><text:tab/></text:span></text:p>
      <text:p text:style-name="P23"><draw:frame text:anchor-type="as-char" svg:width="152.40mm" svg:height="92.34mm" style:rel-width="scale" style:rel-height="scale"><draw:object-ole xlink:href="OleObj3"/><draw:image xlink:href="ObjectReplacements/OleObj3"/></draw:frame><text:span text:style-name="T36"/></text:p>
      <text:p text:style-name="P23"><text:span text:style-name="T36">we see that increases in living area correspond to increases in price. We will do the same for GarageArea.</text:span></text:p>
      <text:p text:style-name="P23"><draw:frame text:anchor-type="as-char" svg:width="152.40mm" svg:height="92.34mm" style:rel-width="scale" style:rel-height="scale"><draw:object-ole xlink:href="OleObj4"/><draw:image xlink:href="ObjectReplacements/OleObj4"/></draw:frame><text:span text:style-name="T36"/></text:p>
      <text:p text:style-name="P23"><text:span text:style-name="T36"/></text:p>
      <text:p text:style-name="P23"><text:span text:style-name="T36">I notice that there are many homes with 0 for Garage Area, indicating that they don’t have a garage. We’ll transform other features later to reflect this assumption. There are a few outliers as well. Outliers can affect a regression model by pulling our estimated regression line further away from the true population regression line. So, we’ll remove those observations from our data. Removing outliers is an art and a science. There are many techniques for dealing with outliers.</text:span></text:p>
      <text:p text:style-name="P23"><draw:frame text:anchor-type="as-char" svg:width="152.40mm" svg:height="90.22mm" style:rel-width="scale" style:rel-height="scale"><draw:object-ole xlink:href="OleObj5"/><draw:image xlink:href="ObjectReplacements/OleObj5"/></draw:frame><text:span text:style-name="T36"/></text:p>
      <text:p text:style-name="P23"><text:span text:style-name="T36"/></text:p>
      <text:p text:style-name="P23"><text:span text:style-name="T36"/></text:p>
      <text:p text:style-name="P24"><text:span text:style-name="T36"/></text:p>
      <text:list text:style-name="L25">
        <text:list-item>
          <text:p text:style-name="P25"><text:span text:style-name="T36">We will create a new dataframe with some outliers removed</text:span><text:span text:style-name="T37"/></text:p>
        </text:list-item>
        <text:list-item>
          <text:p text:style-name="P25"><text:span text:style-name="T38">.</text:span><text:span text:style-name="T39">Data Inputs- Logic- Output Relationships</text:span><text:span text:style-name="T40"/></text:p>
        </text:list-item>
      </text:list>
      <text:p text:style-name="P26"><text:span text:style-name="T41">Describe the relationship behind the data input, its format, the logic in between and the output. Describe how the input affects the output. </text:span></text:p>
      <text:list text:style-name="L27">
        <text:list-item>
          <text:p text:style-name="P27"><text:span text:style-name="T42">State the set of assumptions (if any) related to the problem under consideration</text:span></text:p>
        </text:list-item>
      </text:list>
      <text:p text:style-name="P28"><text:span text:style-name="T43">Here, you can describe any presumptions taken by you. </text:span></text:p>
      <text:list text:style-name="L29">
        <text:list-item>
          <text:p text:style-name="P29"><text:span text:style-name="T44">Hardware and Software Requirements and Tools Used</text:span></text:p>
        </text:list-item>
      </text:list>
      <text:p text:style-name="P30"><text:span text:style-name="T45">Listing down the hardware and software requirements along with the tools, libraries and packages used. Describe all the software tools used along with a detailed description of tasks done with those tools.</text:span></text:p>
      <text:p text:style-name="P31"><text:span text:style-name="T46"><text:s/></text:span></text:p>
      <text:p text:style-name="P31"><text:span text:style-name="T46"/></text:p>
      <text:list text:style-name="L32">
        <text:list-item>
          <text:p text:style-name="P32"><text:span text:style-name="T47">Identification of possible problem-solving approaches (methods)</text:span><text:span text:style-name="T48"/></text:p>
        </text:list-item>
      </text:list>
      <text:p text:style-name="P33"><text:span text:style-name="T49">Handling Null Values</text:span></text:p>
      <text:p text:style-name="P33"><text:span text:style-name="T49">Next, we’ll examine the null or missing values.</text:span></text:p>
      <text:p text:style-name="P33"><text:span text:style-name="T49">We will create a DataFrame to view the top null columns. Chaining together the train.isnull().sum() methods, we return a Series of the counts of the null values in each column.</text:span></text:p>
      <text:p text:style-name="P33"><text:span text:style-name="T49"><text:tab/>Null Count</text:span></text:p>
      <text:p text:style-name="P33"><text:span text:style-name="T49">Feature<text:tab/></text:span></text:p>
      <text:p text:style-name="P33"><text:span text:style-name="T49">PoolQC<text:tab/>1157</text:span></text:p>
      <text:p text:style-name="P33"><text:span text:style-name="T49">MiscFeature<text:tab/>1120</text:span></text:p>
      <text:p text:style-name="P33"><text:span text:style-name="T49">Alley<text:tab/>1086</text:span></text:p>
      <text:p text:style-name="P33"><text:span text:style-name="T49">Fence<text:tab/>926</text:span></text:p>
      <text:p text:style-name="P33"><text:span text:style-name="T49">FireplaceQu<text:tab/>550</text:span></text:p>
      <text:p text:style-name="P33"><text:span text:style-name="T49">LotFrontage<text:tab/>213</text:span></text:p>
      <text:p text:style-name="P33"><text:span text:style-name="T49">GarageYrBlt<text:tab/>64</text:span></text:p>
      <text:p text:style-name="P33"><text:span text:style-name="T49">GarageFinish<text:tab/>64</text:span></text:p>
      <text:p text:style-name="P33"><text:span text:style-name="T49">GarageType<text:tab/>64</text:span></text:p>
      <text:p text:style-name="P33"><text:span text:style-name="T49">GarageQual<text:tab/>64</text:span></text:p>
      <text:p text:style-name="P33"><text:span text:style-name="T49">GarageCond<text:tab/>64</text:span></text:p>
      <text:p text:style-name="P33"><text:span text:style-name="T49">BsmtExposure<text:tab/>31</text:span></text:p>
      <text:p text:style-name="P33"><text:span text:style-name="T49">BsmtFinType2<text:tab/>31</text:span></text:p>
      <text:p text:style-name="P33"><text:span text:style-name="T49">BsmtQual<text:tab/>30</text:span></text:p>
      <text:p text:style-name="P33"><text:span text:style-name="T49">BsmtCond<text:tab/>30</text:span></text:p>
      <text:p text:style-name="P33"><text:span text:style-name="T49">BsmtFinType1<text:tab/>30</text:span></text:p>
      <text:p text:style-name="P33"><text:span text:style-name="T49">MasVnrType<text:tab/>7</text:span></text:p>
      <text:p text:style-name="P33"><text:span text:style-name="T49">MasVnrArea<text:tab/>7</text:span></text:p>
      <text:p text:style-name="P33"><text:span text:style-name="T49">Id<text:tab/>0</text:span></text:p>
      <text:p text:style-name="P33"><text:span text:style-name="T49">Functional<text:tab/>0</text:span></text:p>
      <text:p text:style-name="P33"><text:span text:style-name="T49">Fireplaces<text:tab/>0</text:span></text:p>
      <text:p text:style-name="P33"><text:span text:style-name="T49">KitchenQual<text:tab/>0</text:span></text:p>
      <text:p text:style-name="P33"><text:span text:style-name="T49">KitchenAbvGr<text:tab/>0</text:span></text:p>
      <text:p text:style-name="P33"><text:span text:style-name="T49">BedroomAbvGr<text:tab/>0</text:span></text:p>
      <text:p text:style-name="P33"><text:span text:style-name="T49">HalfBath<text:tab/>0</text:span></text:p>
      <text:p text:style-name="P33"><text:span text:style-name="T49">The documentation can help us understand the missing values. In the case of PoolQC, the column refers to Pool Quality. Pool quality is NaN when PoolArea is 0, or there is no pool. We can find a similar relationship between many of the Garage-related columns.</text:span></text:p>
      <text:p text:style-name="P33"><text:span text:style-name="T49"/></text:p>
      <text:p text:style-name="P33"><text:span text:style-name="T49">Let’s take a look at one of the other columns, MiscFeature. We’ll use the Series.unique() method to return a list of the unique values.</text:span></text:p>
      <text:p text:style-name="P33"><text:span text:style-name="T49">Let’s take a look at one of the other columns, MiscFeature. We’ll use the Series.unique() method to return a list of the unique values.</text:span></text:p>
      <text:p text:style-name="P33"><text:span text:style-name="T49">Unique values are: [nan 'Shed' 'Gar2' 'TenC' 'Othr']</text:span></text:p>
      <text:p text:style-name="P33"><text:span text:style-name="T49">We can use the documentation to find out what these values indicate:</text:span></text:p>
      <text:p text:style-name="P33"><text:span text:style-name="T49">MiscFeature: Miscellaneous feature not covered in other categories</text:span></text:p>
      <text:p text:style-name="P33"><text:span text:style-name="T49"/></text:p>
      <text:p text:style-name="P33"><text:span text:style-name="T49"><text:s text:c="3"/>Elev Elevator</text:span></text:p>
      <text:p text:style-name="P33"><text:span text:style-name="T49"><text:s text:c="3"/>Gar2 2nd Garage (if not described in garage section)</text:span></text:p>
      <text:p text:style-name="P33"><text:span text:style-name="T49"><text:s text:c="3"/>Othr Other</text:span></text:p>
      <text:p text:style-name="P33"><text:span text:style-name="T49"><text:s text:c="3"/>Shed Shed (over 100 SF)</text:span></text:p>
      <text:p text:style-name="P33"><text:span text:style-name="T49"><text:s text:c="3"/>TenC Tennis Court</text:span></text:p>
      <text:p text:style-name="P33"><text:span text:style-name="T49"><text:s text:c="3"/>NA<text:s text:c="3"/>None</text:span></text:p>
      <text:p text:style-name="P33"><text:span text:style-name="T49">These values describe whether or not the house has a shed over 100 sqft, a second garage, and so on. We might want to use this information later. It’s important to gather domain knowledge in order to make the best decisions when dealing with missing data.</text:span></text:p>
      <text:p text:style-name="P33"><text:span text:style-name="T49">Let’s now consider the non-numeric features.</text:span></text:p>
      <text:p text:style-name="P33"><text:span text:style-name="T49"><text:tab/>MSZoning<text:tab/>Street<text:tab/>Alley<text:tab/>LotShape<text:tab/>LandContour<text:tab/>Utilities<text:tab/>LotConfig<text:tab/>LandSlope<text:tab/>Neighborhood<text:tab/>Condition1<text:tab/>...<text:tab/>GarageType<text:tab/>GarageFinish<text:tab/>GarageQual<text:tab/>GarageCond<text:tab/>PavedDrive<text:tab/>PoolQC<text:tab/>Fence<text:tab/>MiscFeature<text:tab/>SaleType<text:tab/>SaleCondition</text:span></text:p>
      <text:p text:style-name="P33"><text:span text:style-name="T49">count<text:tab/>1163<text:tab/>1163<text:tab/>77<text:tab/>1163<text:tab/>1163<text:tab/>1163<text:tab/>1163<text:tab/>1163<text:tab/>1163<text:tab/>1163<text:tab/>...<text:tab/>1099<text:tab/>1099<text:tab/>1099<text:tab/>1099<text:tab/>1163<text:tab/>6<text:tab/>237<text:tab/>43<text:tab/>1163<text:tab/>1163</text:span></text:p>
      <text:p text:style-name="P33"><text:span text:style-name="T49">unique<text:tab/>5<text:tab/>2<text:tab/>2<text:tab/>4<text:tab/>4<text:tab/>1<text:tab/>5<text:tab/>3<text:tab/>25<text:tab/>9<text:tab/>...<text:tab/>6<text:tab/>3<text:tab/>5<text:tab/>5<text:tab/>3<text:tab/>3<text:tab/>4<text:tab/>4<text:tab/>9<text:tab/>6</text:span></text:p>
      <text:p text:style-name="P33"><text:span text:style-name="T49">top<text:tab/>RL<text:tab/>Pave<text:tab/>Grvl<text:tab/>Reg<text:tab/>Lvl<text:tab/>AllPub<text:tab/>Inside<text:tab/>Gtl<text:tab/>NAmes<text:tab/>Norm<text:tab/>...<text:tab/>Attchd<text:tab/>Unf<text:tab/>TA<text:tab/>TA<text:tab/>Y<text:tab/>Ex<text:tab/>MnPrv<text:tab/>Shed<text:tab/>WD<text:tab/>Normal</text:span></text:p>
      <text:p text:style-name="P33"><text:span text:style-name="T49">freq<text:tab/>924<text:tab/>1160<text:tab/>41<text:tab/>736<text:tab/>1044<text:tab/>1163<text:tab/>838<text:tab/>1101<text:tab/>182<text:tab/>1002<text:tab/>...<text:tab/>688<text:tab/>487<text:tab/>1045<text:tab/>1056<text:tab/>1066<text:tab/>2<text:tab/>129<text:tab/>39<text:tab/>998<text:tab/>943</text:span></text:p>
      <text:p text:style-name="P33"><text:span text:style-name="T49">4 rows × 43 columns</text:span></text:p>
      <text:p text:style-name="P33"><text:span text:style-name="T49">The count column indicates the count of non-null observations, while unique counts the number of unique values. top is the most commonly occurring value, with the frequency of the top value shown by freq.</text:span></text:p>
      <text:p text:style-name="P33"><text:span text:style-name="T49"/></text:p>
      <text:p text:style-name="P33"><text:span text:style-name="T49">For many of these features, we might want to use one-hot encoding to make use of the information for modeling.</text:span></text:p>
      <text:p text:style-name="P33"><text:span text:style-name="T49">One-hot encoding is a technique which will transform categorical data into numbers so the model can understand whether or not a particular observation falls into one category or another.</text:span></text:p>
      <text:p text:style-name="P33"><text:span text:style-name="T49">When transforming features, it’s important to remember that any transformations that you’ve applied to the training data before fitting the model must be applied to the test data.</text:span></text:p>
      <text:p text:style-name="P33"><text:span text:style-name="T49"/></text:p>
      <text:p text:style-name="P33"><text:span text:style-name="T49">Our model expects that the shape of the features from the train set match those from the test set. This means that any feature engineering that occurred while working on the train data should be applied again on the test set.</text:span></text:p>
      <text:p text:style-name="P33"><text:span text:style-name="T49"/></text:p>
      <text:p text:style-name="P33"><text:span text:style-name="T49">To demonstrate how this works, consider the Street data, which indicates whether there is Gravel or Paved road access to the property.</text:span></text:p>
      <text:p text:style-name="P33"><text:span text:style-name="T49">Original: </text:span></text:p>
      <text:p text:style-name="P33"><text:span text:style-name="T49"/></text:p>
      <text:p text:style-name="P33"><text:span text:style-name="T49">Pave<text:s text:c="4"/>1160</text:span></text:p>
      <text:p text:style-name="P33"><text:span text:style-name="T49">Grvl<text:s text:c="7"/>3</text:span></text:p>
      <text:p text:style-name="P33"><text:span text:style-name="T49">Name: Street, dtype: int64 </text:span></text:p>
      <text:p text:style-name="P33"><text:span text:style-name="T49"/></text:p>
      <text:p text:style-name="P33"><text:span text:style-name="T49">In the Street column, the unique values are Pave and Grvl, which describe the type of road access to the property. In the training set, only 5 homes have gravel access. Our model needs numerical data, so we will use one-hot encoding to transform the data into a Boolean column.</text:span></text:p>
      <text:p text:style-name="P33"><text:span text:style-name="T49"/></text:p>
      <text:p text:style-name="P33"><text:span text:style-name="T49">We create a new column called enc_street. The pd.get_dummies() method will handle this for us.</text:span></text:p>
      <text:p text:style-name="P33"><text:span text:style-name="T49"/></text:p>
      <text:p text:style-name="P33"><text:span text:style-name="T49">As mentioned earlier, we need to do this on both the train and test data.</text:span></text:p>
      <text:p text:style-name="P33"><text:span text:style-name="T49">Encoded: </text:span></text:p>
      <text:p text:style-name="P33"><text:span text:style-name="T49"/></text:p>
      <text:p text:style-name="P33"><text:span text:style-name="T49">1<text:s text:c="4"/>1160</text:span></text:p>
      <text:p text:style-name="P33"><text:span text:style-name="T49">0<text:s text:c="7"/>3</text:span></text:p>
      <text:p text:style-name="P33"><text:span text:style-name="T49">Name: enc_street, dtype: int64</text:span></text:p>
      <text:p text:style-name="P33"><text:span text:style-name="T49">The values agree. We’ve engineered our first feature! Feature Engineering is the process of making features of the data suitable for use in machine learning and modelling. When we encoded the Street feature into a column of Boolean values, we engineered a feature.</text:span></text:p>
      <text:p text:style-name="P33"><text:span text:style-name="T49">Let’s try engineering another feature. We’ll look at SaleCondition by constructing and plotting a pivot table, as we did above for OverallQual.</text:span></text:p>
      <text:p text:style-name="P34"><draw:frame text:anchor-type="as-char" svg:width="152.40mm" svg:height="90.75mm" style:rel-width="scale" style:rel-height="scale"><draw:object-ole xlink:href="OleObj6"/><draw:image xlink:href="ObjectReplacements/OleObj6"/></draw:frame><text:span text:style-name="T49"/></text:p>
      <text:p text:style-name="P34"><text:span text:style-name="T49">Notice that Partial has a significantly higher Median Sale Price than the others. We will encode this as a new feature. We select all of the houses where SaleCondition is equal to Patrial and assign the value 1, otherwise assign 0.</text:span></text:p>
      <text:p text:style-name="P34"><text:span text:style-name="T49">Follow a similar method that we used for Street above.</text:span></text:p>
      <text:p text:style-name="P34"><text:span text:style-name="T49">Let’s explore this new feature as a plot.</text:span></text:p>
      <text:p text:style-name="P34"><draw:frame text:anchor-type="as-char" svg:width="152.40mm" svg:height="90.75mm" style:rel-width="scale" style:rel-height="scale"><draw:object-ole xlink:href="OleObj7"/><draw:image xlink:href="ObjectReplacements/OleObj7"/></draw:frame><text:span text:style-name="T49"/></text:p>
      <text:p text:style-name="P34"><text:span text:style-name="T49">This looks great. You can continue to work with more features to improve the ultimate performance of your model.</text:span></text:p>
      <text:p text:style-name="P34"><text:span text:style-name="T49"/></text:p>
      <text:p text:style-name="P34"><text:span text:style-name="T49">Before we prepare the data for modeling, we need to deal with the missing data. We’ll fill the missing values with an average value and then assign the results to data. This is a method of interpolation. The DataFrame.interpolate() method makes this simple.</text:span></text:p>
      <text:p text:style-name="P34"><text:span text:style-name="T49"/></text:p>
      <text:p text:style-name="P34"><text:span text:style-name="T49">This is a quick and simple method of dealing with missing values, and might not lead to the best performance of the model on new data. Handling missing values is an important part of the modeling process, where creativity and insight can make a big difference. This is another area where you can extend on this tutorial.</text:span></text:p>
      <text:p text:style-name="P34"><text:span text:style-name="T49">Check if the all of the columns have 0 null values.</text:span></text:p>
      <text:p text:style-name="P34"><text:span text:style-name="T49">0</text:span></text:p>
      <text:p text:style-name="P34"><text:span text:style-name="T49">data.shape (1162, 40)</text:span></text:p>
      <text:p text:style-name="P34"><text:span text:style-name="T49"/></text:p>
      <text:p text:style-name="P35"><text:span text:style-name="T50"/></text:p>
      <text:list text:style-name="L36">
        <text:list-item>
          <text:p text:style-name="P36"><text:span text:style-name="T51">Testing of Identified Approaches (Algorithms)</text:span></text:p>
        </text:list-item>
      </text:list>
      <text:p text:style-name="P37"><text:span text:style-name="T52">Perform the final steps to prepare our data for modeling. We’ll <text:tab/>separate the features and the target variable for modeling. We <text:tab/>will assign the features to X and the target variable to y. We <text:tab/>use np.log() as explained above to transform the y variable for <text:tab/>the model. data.drop([features], axis=1) tells pandas which <text:tab/>columns we want to exclude. We won’t include SalePrice for <text:tab/>obvious reasons, and Id is just an index with no relationship to <text:tab/>SalePrice.</text:span></text:p>
      <text:p text:style-name="P37"><text:span text:style-name="T52">y.shape</text:span></text:p>
      <text:p text:style-name="P37"><text:span text:style-name="T52">(1162,)</text:span></text:p>
      <text:p text:style-name="P37"><text:span text:style-name="T52">X.shape</text:span></text:p>
      <text:p text:style-name="P37"><text:span text:style-name="T52">(1162, 38)</text:span></text:p>
      <text:p text:style-name="P38"><text:span text:style-name="T52">Let’s partition the data and start modeling. We will use the train_test_split() function from scikit-learn to create a training set and a hold-out set. Partitioning the data in this way allows us to evaluate how our model might perform on data that it has never seen before. If we train the model on all of the test data, it will be difficult to tell if overfitting has taken place.</text:span></text:p>
      <text:p text:style-name="P39"><text:span text:style-name="T52"/></text:p>
      <text:p text:style-name="P39"><text:span text:style-name="T52">train_test_split() returns four objects:</text:span></text:p>
      <text:p text:style-name="P40"><text:span text:style-name="T52">X_train is the subset of our features used for training. X_test is the subset which will be our ‘hold-out’ set<text:s/></text:span><text:span text:style-name="T53">– what we’ll use to test the model. y_train is the target variable SalePrice which corresponds to X_train. y_test is the target variable SalePrice which corresponds to X_test. The first parameter value X denotes the set of predictor data, and y is the target variable. Next, we set random_state=42. This provides for reproducible results, since sci-kit learn’s train_test_split will randomly partition the data. The test_size parameter tells the function what proportion of the data should be in the test partition. In this example, about 33% of the data is devoted to the hold-out set.</text:span></text:p>
      <text:p text:style-name="P40"><text:span text:style-name="T53">Next, we need to fit the model. First instantiate the model and next fit the model. Model fitting is a procedure that varies for different types of models. Put simply, we are estimating the relationship between our predictors and the target variable so we can make accurate predictions on new data.</text:span></text:p>
      <text:p text:style-name="P40"><text:span text:style-name="T53">We fit the model using X_train and y_train, and we’ll score with X_test and y_test. The lr.fit() method will fit the linear regression on the features and target variable that we pass.</text:span></text:p>
      <text:p text:style-name="P40"><text:span text:style-name="T53">Evaluate the performance and visualize results Now, we want to evaluate the performance of the model. Each competition might evaluate the sublessons differently. In this competition, Kaggle will evaluate our sublesson using root-mean-squared-error (RMSE). We’ll also look at The r-squared value. The r-squared value is a measure of how close the data are to the fitted regression line. It takes a value between 0 and 1, 1 meaning that all of the variance in the target is explained by the data. In general, a higher r-squared value means a better fit.</text:span></text:p>
      <text:p text:style-name="P41"><text:span text:style-name="T53">R^2 is: </text:span></text:p>
      <text:p text:style-name="P41"><text:span text:style-name="T53"><text:s/>0.8689551545402041</text:span></text:p>
      <text:p text:style-name="P41"><text:span text:style-name="T53">This means that our features explain approximately 89% of the<text:s/></text:span><text:span text:style-name="T54"><text:tab/></text:span><text:span text:style-name="T55">variance in our target variable. Follow the link above to learn<text:s/></text:span><text:span text:style-name="T56"><text:tab/></text:span><text:span text:style-name="T57">more.</text:span></text:p>
      <text:p text:style-name="P41"><text:span text:style-name="T57">The model.score() method returns the r-squared value by<text:s/></text:span><text:span text:style-name="T58"><text:tab/></text:span><text:span text:style-name="T59">default.</text:span></text:p>
      <text:p text:style-name="P41"><text:span text:style-name="T59">Next, we’ll consider rmse. To do so, use the model we have<text:s/></text:span><text:span text:style-name="T60"><text:tab/></text:span><text:span text:style-name="T61">built to make predictions on the test data set.</text:span></text:p>
      <text:p text:style-name="P41"><text:span text:style-name="T61">The model.predict() method will return a list of predictions<text:s/></text:span><text:span text:style-name="T62"><text:tab/></text:span><text:span text:style-name="T63">given a set of predictors. Use model.predict() after fitting the<text:s/></text:span><text:span text:style-name="T64"><text:tab/></text:span><text:span text:style-name="T65">model.</text:span></text:p>
      <text:p text:style-name="P41"><text:span text:style-name="T65">The mean_squared_error function takes two arrays and<text:s/></text:span><text:span text:style-name="T66"><text:tab/></text:span><text:span text:style-name="T67">calculates the rmse.</text:span></text:p>
      <text:p text:style-name="P41"><text:span text:style-name="T67">RMSE is: </text:span></text:p>
      <text:p text:style-name="P41"><text:span text:style-name="T67"><text:s/>0.023194779631159845</text:span></text:p>
      <text:p text:style-name="P41"><text:span text:style-name="T67">Interpreting this value is somewhat more intuitive that the r-</text:span><text:span text:style-name="T68"><text:tab/></text:span><text:span text:style-name="T69">squared value. The RMSE measures the distance between our<text:s/></text:span><text:span text:style-name="T70"><text:tab/></text:span><text:span text:style-name="T71">predicted values and actual values.</text:span><text:span text:style-name="T72"/></text:p>
      <text:p text:style-name="P41"><text:span text:style-name="T72"/></text:p>
      <text:p text:style-name="P41"><text:span text:style-name="T72"/></text:p>
      <text:p text:style-name="P41"><text:span text:style-name="T72">Listing down all the algorithms used for the training and testing. </text:span></text:p>
      <text:list text:style-name="L42">
        <text:list-item>
          <text:p text:style-name="P42"><text:span text:style-name="T73">Visualizations</text:span></text:p>
        </text:list-item>
        <text:list-item>
          <text:p text:style-name="P42"><text:span text:style-name="T74">We can view this relationship graphically with a scatter plot.</text:span><text:span text:style-name="T75"/></text:p>
        </text:list-item>
      </text:list>
      <text:p text:style-name="P43"><text:span text:style-name="T76">Give a summary of what results were interpreted from the visualizations, preprocessing and modelling.</text:span></text:p>
      <text:p text:style-name="P44"><draw:frame text:anchor-type="as-char" svg:width="152.40mm" svg:height="96.31mm" style:rel-width="scale" style:rel-height="scale"><draw:object-ole xlink:href="OleObj8"/><draw:image xlink:href="ObjectReplacements/OleObj8"/></draw:frame><text:span text:style-name="T76"/></text:p>
      <text:p text:style-name="P44"><text:span text:style-name="T76">If our predicted values were identical to the actual values, this graph would be the straight line y=x because each predicted value x would be equal to each actual value y.</text:span></text:p>
      <text:p text:style-name="P44"><text:span text:style-name="T76">Try to improve the model</text:span></text:p>
      <text:p text:style-name="P44"><text:span text:style-name="T76">We’ll next try using Ridge Regularization to decrease the influence of less important features. Ridge Regularization is a process which shrinks the regression coefficients of less important features.</text:span></text:p>
      <text:p text:style-name="P44"><text:span text:style-name="T76"/></text:p>
      <text:p text:style-name="P44"><text:span text:style-name="T76">We’ll once again instantiate the model. The Ridge Regularization model takes a parameter, alpha , which controls the strength of the regularization.</text:span></text:p>
      <text:p text:style-name="P44"><text:span text:style-name="T76"/></text:p>
      <text:p text:style-name="P44"><text:span text:style-name="T76">We’ll experiment by looping through a few different values of alpha, and see how this changes our results.</text:span></text:p>
      <text:p text:style-name="P44"><draw:frame text:anchor-type="as-char" svg:width="152.40mm" svg:height="96.31mm" style:rel-width="scale" style:rel-height="scale"><draw:object-ole xlink:href="OleObj9"/><draw:image xlink:href="ObjectReplacements/OleObj9"/></draw:frame><text:span text:style-name="T76"/></text:p>
      <text:p text:style-name="P44"><draw:frame text:anchor-type="as-char" svg:width="152.40mm" svg:height="96.31mm" style:rel-width="scale" style:rel-height="scale"><draw:object-ole xlink:href="OleObj10"/><draw:image xlink:href="ObjectReplacements/OleObj10"/></draw:frame><text:span text:style-name="T76"/></text:p>
      <text:p text:style-name="P44"><draw:frame text:anchor-type="as-char" svg:width="152.40mm" svg:height="96.31mm" style:rel-width="scale" style:rel-height="scale"><draw:object-ole xlink:href="OleObj11"/><draw:image xlink:href="ObjectReplacements/OleObj11"/></draw:frame><text:span text:style-name="T76"/></text:p>
      <text:p text:style-name="P44"><draw:frame text:anchor-type="as-char" svg:width="152.40mm" svg:height="96.31mm" style:rel-width="scale" style:rel-height="scale"><draw:object-ole xlink:href="OleObj12"/><draw:image xlink:href="ObjectReplacements/OleObj12"/></draw:frame><text:span text:style-name="T76"/></text:p>
      <text:p text:style-name="P44"><draw:frame text:anchor-type="as-char" svg:width="152.40mm" svg:height="96.31mm" style:rel-width="scale" style:rel-height="scale"><draw:object-ole xlink:href="OleObj13"/><draw:image xlink:href="ObjectReplacements/OleObj13"/></draw:frame><text:span text:style-name="T76"/></text:p>
      <text:p text:style-name="P44"><text:span text:style-name="T76">These models perform almost identically to the first model. In our case, adjusting the alpha did not substantially improve our model. As you add more features, regularization can be helpful. Repeat this step after you’ve added more features.</text:span></text:p>
      <text:p text:style-name="P44"><text:span text:style-name="T76"/></text:p>
      <text:p text:style-name="P44"><text:span text:style-name="T76">We’ll need to create a csv that contains the predicted SalePrice for each observation in the test.csv dataset.</text:span></text:p>
      <text:p text:style-name="P44"><text:span text:style-name="T76"/></text:p>
      <text:p text:style-name="P44"><text:span text:style-name="T76">We’ll log in to our Kaggle account and go to the sublesson page to make a sublesson. We will use the DataFrame.to_csv() to create a csv to submit. The first column must the contain the ID from the test data.</text:span></text:p>
      <text:p text:style-name="P44"><text:span text:style-name="T76">Now, select the features from the test data for the model as we did above.</text:span></text:p>
      <text:p text:style-name="P44"><text:span text:style-name="T76">Next, we generate our predictions.</text:span></text:p>
      <text:p text:style-name="P44"><text:span text:style-name="T76">Now we’ll transform the predictions to the correct form. Remember that to reverse log() we do exp(). So we will apply np.exp() to our predictions becasuse we have taken the logarithm previously.</text:span></text:p>
      <text:p text:style-name="P44"><text:span text:style-name="T76">Look at the difference.</text:span></text:p>
      <text:p text:style-name="P44"><text:span text:style-name="T76">Original predictions are: </text:span></text:p>
      <text:p text:style-name="P44"><text:span text:style-name="T76"><text:s/>[12.84520573 12.27704613 11.94877367 11.76975294 11.71388206] </text:span></text:p>
      <text:p text:style-name="P44"><text:span text:style-name="T76"/></text:p>
      <text:p text:style-name="P44"><text:span text:style-name="T76">Final predictions are: </text:span></text:p>
      <text:p text:style-name="P44"><text:span text:style-name="T76"><text:s/>[378967.49929186 214710.55096421 154627.40603654 129282.20681891</text:span></text:p>
      <text:p text:style-name="P44"><text:span text:style-name="T76"><text:s/>122257.17009583]</text:span></text:p>
      <text:p text:style-name="P44"><text:span text:style-name="T76">Lets assign these predictions and check that everything looks good.</text:span></text:p>
      <text:p text:style-name="P44"><text:span text:style-name="T76">Id<text:tab/>SalePrice</text:span></text:p>
      <text:p text:style-name="P44"><text:span text:style-name="T76">0<text:tab/>337<text:tab/>182572.898627</text:span></text:p>
      <text:p text:style-name="P44"><text:span text:style-name="T76">1<text:tab/>1018<text:tab/>182572.898627</text:span></text:p>
      <text:p text:style-name="P44"><text:span text:style-name="T76">2<text:tab/>929<text:tab/>182572.898627</text:span></text:p>
      <text:p text:style-name="P44"><text:span text:style-name="T76">3<text:tab/>1148<text:tab/>182572.898627</text:span></text:p>
      <text:p text:style-name="P44"><text:span text:style-name="T76">4<text:tab/>1227<text:tab/>182572.898627</text:span></text:p>
      <text:p text:style-name="P44"><text:span text:style-name="T76">5<text:tab/>650<text:tab/>182572.898627</text:span></text:p>
      <text:p text:style-name="P44"><text:span text:style-name="T76">6<text:tab/>1453<text:tab/>182572.898627</text:span></text:p>
      <text:p text:style-name="P44"><text:span text:style-name="T76">7<text:tab/>152<text:tab/>182572.898627</text:span></text:p>
      <text:p text:style-name="P44"><text:span text:style-name="T76">8<text:tab/>427<text:tab/>182572.898627</text:span></text:p>
      <text:p text:style-name="P44"><text:span text:style-name="T76">9<text:tab/>776<text:tab/>182572.898627</text:span></text:p>
      <text:p text:style-name="P44"><text:span text:style-name="T76">10<text:tab/>30<text:tab/>182572.898627</text:span></text:p>
      <text:p text:style-name="P44"><text:span text:style-name="T76">11<text:tab/>1425<text:tab/>182572.898627</text:span></text:p>
      <text:p text:style-name="P44"><text:span text:style-name="T76">12<text:tab/>423<text:tab/>182572.898627</text:span></text:p>
      <text:p text:style-name="P44"><text:span text:style-name="T76">13<text:tab/>1185<text:tab/>182572.898627</text:span></text:p>
      <text:p text:style-name="P44"><text:span text:style-name="T76">14<text:tab/>775<text:tab/>182572.898627</text:span></text:p>
      <text:p text:style-name="P44"><text:span text:style-name="T76">15<text:tab/>391<text:tab/>182572.898627</text:span></text:p>
      <text:p text:style-name="P44"><text:span text:style-name="T76">16<text:tab/>1408<text:tab/>182572.898627</text:span></text:p>
      <text:p text:style-name="P44"><text:span text:style-name="T76">17<text:tab/>513<text:tab/>182572.898627</text:span></text:p>
      <text:p text:style-name="P44"><text:span text:style-name="T76">18<text:tab/>1266<text:tab/>182572.898627</text:span></text:p>
      <text:p text:style-name="P44"><text:span text:style-name="T76">19<text:tab/>173<text:tab/>182572.898627</text:span></text:p>
      <text:p text:style-name="P44"><text:span text:style-name="T76">One we’re confident that we’ve got the data arranged in the proper format, we can export to a .csv file. We pass index=False because Pandas otherwise would create a new index for us.</text:span></text:p>
      <text:p text:style-name="P44"><text:span text:style-name="T76">Submit our results</text:span></text:p>
      <text:p text:style-name="P44"><text:span text:style-name="T76">We’ve created a file called sublesson1.csv in our working directory that conforms to the correct format. Go to the sublesson page to make a sublesson.</text:span></text:p>
      <text:p text:style-name="P44"><text:span text:style-name="T76"/></text:p>
      <text:p text:style-name="P44"><text:span text:style-name="T76">We placed 1602 out of about 2400 competitors. Almost middle of the pack, not bad! Notice that our score here is .15097, which is better than the score we observed on the test data. That’s a good result, but will not always be the case.</text:span></text:p>
      <text:p text:style-name="P44"><text:span text:style-name="T77">CONCLUSION Id<text:tab/>SalePrice</text:span></text:p>
      <text:list text:style-name="L45">
        <text:list-item>
          <text:p text:style-name="P45"><text:span text:style-name="T78">One we’re confident that we’ve got the data arranged in the proper format, we can export to a .csv file. We pass index=False because Pandas otherwise would create a new index for us.Learning Outcomes of the Study in respect of Data Science</text:span></text:p>
        </text:list-item>
      </text:list>
      <text:p text:style-name="P46"><text:span text:style-name="T79">Id<text:tab/>SalePrice</text:span></text:p>
      <text:p text:style-name="P46"><text:span text:style-name="T79">0<text:tab/>337<text:tab/>182572.898627</text:span></text:p>
      <text:p text:style-name="P46"><text:span text:style-name="T79">1<text:tab/>1018<text:tab/>182572.898627</text:span></text:p>
      <text:p text:style-name="P46"><text:span text:style-name="T79">2<text:tab/>929<text:tab/>182572.898627</text:span></text:p>
      <text:p text:style-name="P46"><text:span text:style-name="T79">3<text:tab/>1148<text:tab/>182572.898627</text:span></text:p>
      <text:p text:style-name="P46"><text:span text:style-name="T79">4<text:tab/>1227<text:tab/>182572.898627</text:span></text:p>
      <text:p text:style-name="P46"><text:span text:style-name="T79">5<text:tab/>650<text:tab/>182572.898627</text:span></text:p>
      <text:p text:style-name="P46"><text:span text:style-name="T79">6<text:tab/>1453<text:tab/>182572.898627</text:span></text:p>
      <text:p text:style-name="P46"><text:span text:style-name="T79">7<text:tab/>152<text:tab/>182572.898627</text:span></text:p>
      <text:p text:style-name="P46"><text:span text:style-name="T79">8<text:tab/>427<text:tab/>182572.898627</text:span></text:p>
      <text:p text:style-name="P46"><text:span text:style-name="T79">9<text:tab/>776<text:tab/>182572.898627</text:span></text:p>
      <text:p text:style-name="P46"><text:span text:style-name="T79">10<text:tab/>30<text:tab/>182572.898627</text:span></text:p>
      <text:p text:style-name="P46"><text:span text:style-name="T79">11<text:tab/>1425<text:tab/>182572.898627</text:span></text:p>
      <text:p text:style-name="P46"><text:span text:style-name="T79">12<text:tab/>423<text:tab/>182572.898627</text:span></text:p>
      <text:p text:style-name="P46"><text:span text:style-name="T79">13<text:tab/>1185<text:tab/>182572.898627</text:span></text:p>
      <text:p text:style-name="P46"><text:span text:style-name="T79">14<text:tab/>775<text:tab/>182572.898627</text:span></text:p>
      <text:p text:style-name="P46"><text:span text:style-name="T79">15<text:tab/>391<text:tab/>182572.898627</text:span></text:p>
      <text:p text:style-name="P46"><text:span text:style-name="T79">16<text:tab/>1408<text:tab/>182572.898627</text:span></text:p>
      <text:p text:style-name="P46"><text:span text:style-name="T79">17<text:tab/>513<text:tab/>182572.898627</text:span></text:p>
      <text:p text:style-name="P46"><text:span text:style-name="T79">18<text:tab/>1266<text:tab/>182572.898627</text:span></text:p>
      <text:p text:style-name="P46"><text:span text:style-name="T79">19<text:tab/>173<text:tab/>182572.898627</text:span></text:p>
      <text:p text:style-name="P46"><text:span text:style-name="T79">We’ve created a file called sublesson1.csv in our working directory that conforms to the correct format. Go to the sublesson page to make a sublesson.</text:span></text:p>
      <text:p text:style-name="P46"><text:span text:style-name="T79"/></text:p>
      <text:p text:style-name="P46"><text:span text:style-name="T79">We placed 1602 out of about 2400 competitors. Almost middle of the pack, not bad! Notice that our score here is .15097, which is better than the score we observed on the test data. That’s a good result, but will not always be the case.</text:span></text:p>
      <text:list text:style-name="L47">
        <text:list-item>
          <text:p text:style-name="P47"><text:span text:style-name="T80">Limitations of this work and Scope for Future Work</text:span></text:p>
        </text:list-item>
      </text:list>
      <text:p text:style-name="P48"><text:span text:style-name="T81"><text:tab/>The feature variable may take different values than that in <text:tab/>train dataset. So,we need to feature variables of test data that <text:tab/>are not similar to train data<text:s/></text:span><text:span text:style-name="T82"/></text:p>
      <text:p text:style-name="P49"><text:span text:style-name="T8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